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50">
      <style:table-cell-properties fo:background-color="#069a2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ce3"/>
        <table:table-row table:style-name="ro1">
          <table:table-cell table:style-name="ce1" office:value-type="string" calcext:value-type="string">
            <text:p>C. data/hora</text:p>
          </table:table-cell>
          <table:table-cell table:style-name="ce1" office:value-type="string" calcext:value-type="string">
            <text:p>Vendedor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N. Proposta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1T17:12:34" calcext:value-type="date">
            <text:p>01/06/21 17:1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UP Four Net Telecom LTDA</text:p>
          </table:table-cell>
          <table:table-cell table:style-name="ce7" office:value-type="float" office:value="5376" calcext:value-type="float">
            <text:p>537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2T16:37:33" calcext:value-type="date">
            <text:p>02/06/21 16:3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refeitura Municipal de Nova Iguaçu</text:p>
          </table:table-cell>
          <table:table-cell table:style-name="ce7" office:value-type="float" office:value="5387" calcext:value-type="float">
            <text:p>53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4T10:24:24" calcext:value-type="date">
            <text:p>04/06/21 10:2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Ultraconexao Telecom LTDA</text:p>
          </table:table-cell>
          <table:table-cell table:style-name="ce7" office:value-type="float" office:value="5209" calcext:value-type="float">
            <text:p>520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7T10:06:59" calcext:value-type="date">
            <text:p>07/06/21 10:0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Elaine Silva do Nascimento Ribeiro</text:p>
          </table:table-cell>
          <table:table-cell table:style-name="ce7" office:value-type="float" office:value="5382" calcext:value-type="float">
            <text:p>53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7T11:21:13" calcext:value-type="date">
            <text:p>07/06/21 11:2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SECRETÁRIA DO ESTADO DA FAZENDA SEFAZ</text:p>
          </table:table-cell>
          <table:table-cell table:style-name="ce7" office:value-type="float" office:value="5381" calcext:value-type="float">
            <text:p>538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7T13:14:08" calcext:value-type="date">
            <text:p>07/06/21 13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BR CLUB INTERMEDIACOES E NEGOCIOS LTDA. - ME</text:p>
          </table:table-cell>
          <table:table-cell table:style-name="ce7" office:value-type="float" office:value="5389" calcext:value-type="float">
            <text:p>53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7T13:17:51" calcext:value-type="date">
            <text:p>07/06/21 13:1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Thiago da Silva Tavares</text:p>
          </table:table-cell>
          <table:table-cell table:style-name="ce7" office:value-type="float" office:value="5402" calcext:value-type="float">
            <text:p>540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7T13:36:54" calcext:value-type="date">
            <text:p>07/06/21 13:3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Igreja Ev Ass de Deus Centr de Pq S Jose</text:p>
          </table:table-cell>
          <table:table-cell table:style-name="ce7" office:value-type="float" office:value="5124" calcext:value-type="float">
            <text:p>512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5:49:22" calcext:value-type="date">
            <text:p>09/06/21 15:49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Home Imoveis Niteroi LTDA</text:p>
          </table:table-cell>
          <table:table-cell table:style-name="ce7" office:value-type="float" office:value="5437" calcext:value-type="float">
            <text:p>543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21:56" calcext:value-type="date">
            <text:p>08/06/21 17:2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Orkestra Sgp Comunicacao</text:p>
          </table:table-cell>
          <table:table-cell table:style-name="ce7" office:value-type="float" office:value="5065" calcext:value-type="float">
            <text:p>50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23:53" calcext:value-type="date">
            <text:p>08/06/21 17:2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arcos Tadeu</text:p>
          </table:table-cell>
          <table:table-cell table:style-name="ce7" office:value-type="float" office:value="5241" calcext:value-type="float">
            <text:p>52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4:54:54" calcext:value-type="date">
            <text:p>09/06/21 14:54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Golden Village Residences</text:p>
          </table:table-cell>
          <table:table-cell table:style-name="ce7" office:value-type="float" office:value="5413" calcext:value-type="float">
            <text:p>541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4:06:20" calcext:value-type="date">
            <text:p>08/06/21 14:0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Wesley Reis</text:p>
          </table:table-cell>
          <table:table-cell table:style-name="ce7" office:value-type="float" office:value="5422" calcext:value-type="float">
            <text:p>542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4:32:41" calcext:value-type="date">
            <text:p>08/06/21 14:3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refeitura Municipal de Nova Iguaçu</text:p>
          </table:table-cell>
          <table:table-cell table:style-name="ce7" office:value-type="float" office:value="5301" calcext:value-type="float">
            <text:p>53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6:34:05" calcext:value-type="date">
            <text:p>08/06/21 16:3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Nova Geracao Comestiveis S.A</text:p>
          </table:table-cell>
          <table:table-cell table:style-name="ce7" office:value-type="float" office:value="5244" calcext:value-type="float">
            <text:p>524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6:37:11" calcext:value-type="date">
            <text:p>08/06/21 16:3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enial Veículos </text:p>
          </table:table-cell>
          <table:table-cell table:style-name="ce7" office:value-type="float" office:value="5368" calcext:value-type="float">
            <text:p>536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6:49:38" calcext:value-type="date">
            <text:p>08/06/21 16:49</text:p>
          </table:table-cell>
          <table:table-cell table:style-name="ce4" office:value-type="string" calcext:value-type="string">
            <text:p>Herick</text:p>
          </table:table-cell>
          <table:table-cell table:style-name="ce6" office:value-type="string" calcext:value-type="string">
            <text:p>CONSORCIO CONSTRUTOR SOLAR FUTURA</text:p>
          </table:table-cell>
          <table:table-cell table:style-name="ce7" office:value-type="float" office:value="5316" calcext:value-type="float">
            <text:p>531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6:56:24" calcext:value-type="date">
            <text:p>08/06/21 16:56</text:p>
          </table:table-cell>
          <table:table-cell table:style-name="ce4" office:value-type="string" calcext:value-type="string">
            <text:p>Herick</text:p>
          </table:table-cell>
          <table:table-cell table:style-name="ce6" office:value-type="string" calcext:value-type="string">
            <text:p>Breno Valinhas</text:p>
          </table:table-cell>
          <table:table-cell table:style-name="ce7" office:value-type="float" office:value="5399" calcext:value-type="float">
            <text:p>539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05:36" calcext:value-type="date">
            <text:p>08/06/21 17:0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Wt projetos e construções</text:p>
          </table:table-cell>
          <table:table-cell table:style-name="ce7" office:value-type="float" office:value="5380" calcext:value-type="float">
            <text:p>538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07:06" calcext:value-type="date">
            <text:p>08/06/21 17:0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NSTITUTO LATINO AMERICANO DE CIENCIA E MEDICINA PERIOPERATO</text:p>
          </table:table-cell>
          <table:table-cell table:style-name="ce7" office:value-type="float" office:value="5427" calcext:value-type="float">
            <text:p>542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17:33" calcext:value-type="date">
            <text:p>08/06/21 17:1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emagri</text:p>
          </table:table-cell>
          <table:table-cell table:style-name="ce7" office:value-type="float" office:value="5405" calcext:value-type="float">
            <text:p>54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20:39" calcext:value-type="date">
            <text:p>08/06/21 17:20</text:p>
          </table:table-cell>
          <table:table-cell table:style-name="ce4" office:value-type="string" calcext:value-type="string">
            <text:p>Herick</text:p>
          </table:table-cell>
          <table:table-cell table:style-name="ce6" office:value-type="string" calcext:value-type="string">
            <text:p>BRADESCO AUTO/RE CIA DE SEGUROS</text:p>
          </table:table-cell>
          <table:table-cell table:style-name="ce7" office:value-type="float" office:value="5393" calcext:value-type="float">
            <text:p>539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22:14" calcext:value-type="date">
            <text:p>08/06/21 17:22</text:p>
          </table:table-cell>
          <table:table-cell table:style-name="ce4" office:value-type="string" calcext:value-type="string">
            <text:p>Herick</text:p>
          </table:table-cell>
          <table:table-cell table:style-name="ce6" office:value-type="string" calcext:value-type="string">
            <text:p>BRADESCO VIDA E PREVIDÊNCIA S/A</text:p>
          </table:table-cell>
          <table:table-cell table:style-name="ce7" office:value-type="float" office:value="5394" calcext:value-type="float">
            <text:p>539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23:28" calcext:value-type="date">
            <text:p>08/06/21 17:2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arLa Cristina Brito Teixeira Souza</text:p>
          </table:table-cell>
          <table:table-cell table:style-name="ce7" office:value-type="float" office:value="5416" calcext:value-type="float">
            <text:p>541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8T17:23:49" calcext:value-type="date">
            <text:p>08/06/21 17:23</text:p>
          </table:table-cell>
          <table:table-cell table:style-name="ce4" office:value-type="string" calcext:value-type="string">
            <text:p>Herick</text:p>
          </table:table-cell>
          <table:table-cell table:style-name="ce6" office:value-type="string" calcext:value-type="string">
            <text:p>BRADESCO SAÚDE S/A</text:p>
          </table:table-cell>
          <table:table-cell table:style-name="ce7" office:value-type="float" office:value="5395" calcext:value-type="float">
            <text:p>539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0:17:55" calcext:value-type="date">
            <text:p>09/06/21 10:1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olucionarCred</text:p>
          </table:table-cell>
          <table:table-cell table:style-name="ce7" office:value-type="float" office:value="5295" calcext:value-type="float">
            <text:p>529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0:32:22" calcext:value-type="date">
            <text:p>09/06/21 10:3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linica Fenix Saude e Medicina do Trabalho LTDA</text:p>
          </table:table-cell>
          <table:table-cell table:style-name="ce7" office:value-type="float" office:value="5386" calcext:value-type="float">
            <text:p>538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2:19:23" calcext:value-type="date">
            <text:p>09/06/21 12:1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úlia da Silva Braga Cardoso de Lima</text:p>
          </table:table-cell>
          <table:table-cell table:style-name="ce7" office:value-type="float" office:value="5424" calcext:value-type="float">
            <text:p>542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4:09:24" calcext:value-type="date">
            <text:p>09/06/21 14:0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Kaizen It Team Ltda Me</text:p>
          </table:table-cell>
          <table:table-cell table:style-name="ce7" office:value-type="float" office:value="5426" calcext:value-type="float">
            <text:p>54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6:06:41" calcext:value-type="date">
            <text:p>09/06/21 16:0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odrigo da Fonseca Ayres</text:p>
          </table:table-cell>
          <table:table-cell table:style-name="ce7" office:value-type="float" office:value="5448" calcext:value-type="float">
            <text:p>544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9T17:14:47" calcext:value-type="date">
            <text:p>09/06/21 17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lejandro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0T11:31:24" calcext:value-type="date">
            <text:p>10/06/21 11:3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Erica Lima Botelho</text:p>
          </table:table-cell>
          <table:table-cell table:style-name="ce7" office:value-type="float" office:value="5453" calcext:value-type="float">
            <text:p>54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0T14:20:02" calcext:value-type="date">
            <text:p>10/06/21 14:2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enato Freire de Andrade</text:p>
          </table:table-cell>
          <table:table-cell table:style-name="ce7" office:value-type="float" office:value="5461" calcext:value-type="float">
            <text:p>546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0T14:24:01" calcext:value-type="date">
            <text:p>10/06/21 14:2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erviços Médicos LTDA</text:p>
          </table:table-cell>
          <table:table-cell table:style-name="ce7" office:value-type="float" office:value="5351" calcext:value-type="float">
            <text:p>535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0T15:08:04" calcext:value-type="date">
            <text:p>10/06/21 15:0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Eltone Silva dos Santos</text:p>
          </table:table-cell>
          <table:table-cell table:style-name="ce7" office:value-type="float" office:value="5143" calcext:value-type="float">
            <text:p>514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0T16:22:44" calcext:value-type="date">
            <text:p>10/06/21 16:2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MART FIBRA TELECOM LTDA</text:p>
          </table:table-cell>
          <table:table-cell table:style-name="ce7" office:value-type="float" office:value="5419" calcext:value-type="float">
            <text:p>54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0T16:50:55" calcext:value-type="date">
            <text:p>10/06/21 16:5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lexandre Nunes Campbell</text:p>
          </table:table-cell>
          <table:table-cell table:style-name="ce7" office:value-type="float" office:value="5411" calcext:value-type="float">
            <text:p>541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1T10:17:23" calcext:value-type="date">
            <text:p>11/06/21 10:1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hristyan Andre de Freitas</text:p>
          </table:table-cell>
          <table:table-cell table:style-name="ce7" office:value-type="float" office:value="5469" calcext:value-type="float">
            <text:p>54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1T11:14:53" calcext:value-type="date">
            <text:p>11/06/21 11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ODRIGO SOARES DOS SANTOS CONSULTORIA DE COMUNICACAO</text:p>
          </table:table-cell>
          <table:table-cell table:style-name="ce7" office:value-type="float" office:value="5470" calcext:value-type="float">
            <text:p>547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1T11:24:26" calcext:value-type="date">
            <text:p>11/06/21 11:2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GF TELEINFORMATICA LTDA</text:p>
          </table:table-cell>
          <table:table-cell table:style-name="ce7" office:value-type="float" office:value="5432" calcext:value-type="float">
            <text:p>543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1T12:31:20" calcext:value-type="date">
            <text:p>11/06/21 12:3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https://api.whatsapp.com/send?phone=5521964519789</text:p>
          </table:table-cell>
          <table:table-cell table:style-name="ce7" office:value-type="float" office:value="5457" calcext:value-type="float">
            <text:p>545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1T12:34:04" calcext:value-type="date">
            <text:p>11/06/21 12:3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Emefarma Rio Representacoes Ltda</text:p>
          </table:table-cell>
          <table:table-cell table:style-name="ce7" office:value-type="float" office:value="5475" calcext:value-type="float">
            <text:p>547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1T15:45:07" calcext:value-type="date">
            <text:p>11/06/21 15:4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Thamyres Pessôa</text:p>
          </table:table-cell>
          <table:table-cell table:style-name="ce7" office:value-type="float" office:value="5454" calcext:value-type="float">
            <text:p>545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2:32:55" calcext:value-type="date">
            <text:p>14/06/21 12:3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3 Invest Solucoes Financeiras LTDA</text:p>
          </table:table-cell>
          <table:table-cell table:style-name="ce7" office:value-type="float" office:value="5483" calcext:value-type="float">
            <text:p>548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2:52:54" calcext:value-type="date">
            <text:p>14/06/21 12:5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Wt projetos e construções</text:p>
          </table:table-cell>
          <table:table-cell table:style-name="ce7" office:value-type="float" office:value="5474" calcext:value-type="float">
            <text:p>547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3:43:19" calcext:value-type="date">
            <text:p>14/06/21 13:4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osué Bispo Carmo</text:p>
          </table:table-cell>
          <table:table-cell table:style-name="ce7" office:value-type="float" office:value="5465" calcext:value-type="float">
            <text:p>54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3:59:24" calcext:value-type="date">
            <text:p>14/06/21 13:5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Erica Lima Botelho</text:p>
          </table:table-cell>
          <table:table-cell table:style-name="ce7" office:value-type="float" office:value="5453" calcext:value-type="float">
            <text:p>54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4:36:51" calcext:value-type="date">
            <text:p>14/06/21 14:3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mérico Candido de Azevedo</text:p>
          </table:table-cell>
          <table:table-cell table:style-name="ce7" office:value-type="float" office:value="5382" calcext:value-type="float">
            <text:p>53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4:56:33" calcext:value-type="date">
            <text:p>14/06/21 14:5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JP GRAFICA E COMERCIO LTDA</text:p>
          </table:table-cell>
          <table:table-cell table:style-name="ce7" office:value-type="float" office:value="5498" calcext:value-type="float">
            <text:p>54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4T15:35:31" calcext:value-type="date">
            <text:p>14/06/21 15:3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lexandre Nunes Campbell</text:p>
          </table:table-cell>
          <table:table-cell table:style-name="ce7" office:value-type="float" office:value="5500" calcext:value-type="float">
            <text:p>550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0:35:41" calcext:value-type="date">
            <text:p>15/06/21 10:3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osimeyre Rodrigues Sales</text:p>
          </table:table-cell>
          <table:table-cell table:style-name="ce7" office:value-type="float" office:value="5504" calcext:value-type="float">
            <text:p>550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2:16:12" calcext:value-type="date">
            <text:p>15/06/21 12:1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INSTITUTO DE EDUCACAO SILVA RAMOS LTDA</text:p>
          </table:table-cell>
          <table:table-cell table:style-name="ce7" office:value-type="float" office:value="5439" calcext:value-type="float">
            <text:p>543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3:14:20" calcext:value-type="date">
            <text:p>15/06/21 13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driano Calixto Comercio e Servicos EIRELI</text:p>
          </table:table-cell>
          <table:table-cell table:style-name="ce7" office:value-type="float" office:value="5433" calcext:value-type="float">
            <text:p>543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3:43:21" calcext:value-type="date">
            <text:p>15/06/21 13:4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gencia Cogitat Rodrigo Araujo dos Reis</text:p>
          </table:table-cell>
          <table:table-cell table:style-name="ce7" office:value-type="float" office:value="5378" calcext:value-type="float">
            <text:p>537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5:01:05" calcext:value-type="date">
            <text:p>15/06/21 15:0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. dos Santos Lopes</text:p>
          </table:table-cell>
          <table:table-cell table:style-name="ce7" office:value-type="float" office:value="5297" calcext:value-type="float">
            <text:p>529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5:04:42" calcext:value-type="date">
            <text:p>15/06/21 15:0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arlos Eduardo Meeurreren Dos Santos</text:p>
          </table:table-cell>
          <table:table-cell table:style-name="ce7" office:value-type="float" office:value="5232" calcext:value-type="float">
            <text:p>523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5T16:25:52" calcext:value-type="date">
            <text:p>15/06/21 16:2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<text:s/>ABG diesel engines</text:p>
          </table:table-cell>
          <table:table-cell table:style-name="ce7" office:value-type="float" office:value="5510" calcext:value-type="float">
            <text:p>551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6T13:56:53" calcext:value-type="date">
            <text:p>16/06/21 13:5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Thamyres Pessôa</text:p>
          </table:table-cell>
          <table:table-cell table:style-name="ce7" office:value-type="float" office:value="5517" calcext:value-type="float">
            <text:p>551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6T14:12:21" calcext:value-type="date">
            <text:p>16/06/21 14:1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Vicente Cordeiro dos Santos</text:p>
          </table:table-cell>
          <table:table-cell table:style-name="ce7" office:value-type="float" office:value="5528" calcext:value-type="float">
            <text:p>552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6T17:12:09" calcext:value-type="date">
            <text:p>16/06/21 17:1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ILAS DE ANDRADE</text:p>
          </table:table-cell>
          <table:table-cell table:style-name="ce7" office:value-type="float" office:value="5527" calcext:value-type="float">
            <text:p>552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7T12:26:50" calcext:value-type="date">
            <text:p>17/06/21 12:2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IVER IMOVEIS LTDA</text:p>
          </table:table-cell>
          <table:table-cell table:style-name="ce7" office:value-type="float" office:value="5486" calcext:value-type="float">
            <text:p>548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7T13:23:16" calcext:value-type="date">
            <text:p>17/06/21 13:2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kely da silva lourenço de souza</text:p>
          </table:table-cell>
          <table:table-cell table:style-name="ce7" office:value-type="float" office:value="5339" calcext:value-type="float">
            <text:p>533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7T13:25:09" calcext:value-type="date">
            <text:p>17/06/21 13:2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Drogaria Lameiro de Iguacu</text:p>
          </table:table-cell>
          <table:table-cell table:style-name="ce7" office:value-type="float" office:value="5536" calcext:value-type="float">
            <text:p>553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7T14:55:50" calcext:value-type="date">
            <text:p>17/06/21 14:5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Claudiomir Laurentino Pereira</text:p>
          </table:table-cell>
          <table:table-cell table:style-name="ce7" office:value-type="float" office:value="5338" calcext:value-type="float">
            <text:p>533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7T15:55:45" calcext:value-type="date">
            <text:p>17/06/21 15:5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IOGO DA S. DIAS INFORMATICA</text:p>
          </table:table-cell>
          <table:table-cell table:style-name="ce7" office:value-type="float" office:value="5543" calcext:value-type="float">
            <text:p>554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7T16:07:34" calcext:value-type="date">
            <text:p>17/06/21 16:0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Wellington Vicente</text:p>
          </table:table-cell>
          <table:table-cell table:style-name="ce7" office:value-type="float" office:value="5544" calcext:value-type="float">
            <text:p>554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8T11:41:56" calcext:value-type="date">
            <text:p>18/06/21 11:4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ilvio da Costa Santana</text:p>
          </table:table-cell>
          <table:table-cell table:style-name="ce7" office:value-type="float" office:value="5550" calcext:value-type="float">
            <text:p>555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8T11:59:47" calcext:value-type="date">
            <text:p>18/06/21 11:5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am Antonio Ribeiro Netto Rio de Janeiro Sec Municipal de Sa</text:p>
          </table:table-cell>
          <table:table-cell table:style-name="ce7" office:value-type="float" office:value="5540" calcext:value-type="float">
            <text:p>554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8T13:14:19" calcext:value-type="date">
            <text:p>18/06/21 13:1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em Querer Producoes Artisticas LTDA</text:p>
          </table:table-cell>
          <table:table-cell table:style-name="ce7" office:value-type="float" office:value="4467" calcext:value-type="float">
            <text:p>44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18T16:39:05" calcext:value-type="date">
            <text:p>18/06/21 16:3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onstrunited Engenharia Instalacoes e Servicos LTDA</text:p>
          </table:table-cell>
          <table:table-cell table:style-name="ce7" office:value-type="float" office:value="5521" calcext:value-type="float">
            <text:p>552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1T10:07:20" calcext:value-type="date">
            <text:p>21/06/21 10:0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Leve Saude Operadora de Planos de Saude LTDA</text:p>
          </table:table-cell>
          <table:table-cell table:style-name="ce7" office:value-type="string" calcext:value-type="string">
            <text:p>Leve Saude.OP Saud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1T10:21:43" calcext:value-type="date">
            <text:p>21/06/21 10:2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Paulo Cesar dos Santos Sá</text:p>
          </table:table-cell>
          <table:table-cell table:style-name="ce7" office:value-type="float" office:value="5561" calcext:value-type="float">
            <text:p>556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1T11:39:33" calcext:value-type="date">
            <text:p>21/06/21 11:3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onstrunited Engenharia Instalacoes e Servicos LTDA</text:p>
          </table:table-cell>
          <table:table-cell table:style-name="ce7" office:value-type="float" office:value="5568" calcext:value-type="float">
            <text:p>556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1T12:44:00" calcext:value-type="date">
            <text:p>21/06/21 12:44</text:p>
          </table:table-cell>
          <table:table-cell table:style-name="ce4" office:value-type="string" calcext:value-type="string">
            <text:p>Luiz</text:p>
          </table:table-cell>
          <table:table-cell table:style-name="ce6" office:value-type="string" calcext:value-type="string">
            <text:p>Clinica de Hemoterapia</text:p>
          </table:table-cell>
          <table:table-cell table:style-name="ce7" office:value-type="float" office:value="2390" calcext:value-type="float">
            <text:p>23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1T14:59:13" calcext:value-type="date">
            <text:p>21/06/21 14:5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aria Elaine Rocha da silveira</text:p>
          </table:table-cell>
          <table:table-cell table:style-name="ce7" office:value-type="float" office:value="5574" calcext:value-type="float">
            <text:p>557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1T16:29:25" calcext:value-type="date">
            <text:p>21/06/21 16:2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SSOCIACAO DOS MORADORES DO RIO2</text:p>
          </table:table-cell>
          <table:table-cell table:style-name="ce7" office:value-type="float" office:value="5549" calcext:value-type="float">
            <text:p>554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2T15:15:54" calcext:value-type="date">
            <text:p>22/06/21 15:1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IGREJA EVANGELICA DOS REMIDOS PENTECOSTAL</text:p>
          </table:table-cell>
          <table:table-cell table:style-name="ce7" office:value-type="float" office:value="5450" calcext:value-type="float">
            <text:p>545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2T16:34:05" calcext:value-type="date">
            <text:p>22/06/21 16:3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JM CONSULTORIA IMOBILIARIA LTDA</text:p>
          </table:table-cell>
          <table:table-cell table:style-name="ce7" office:value-type="float" office:value="5524" calcext:value-type="float">
            <text:p>552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2T16:40:54" calcext:value-type="date">
            <text:p>22/06/21 16:4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GREJA METODISTA WESLEYANA 1 REGIAO</text:p>
          </table:table-cell>
          <table:table-cell table:style-name="ce7" office:value-type="float" office:value="5407" calcext:value-type="float">
            <text:p>540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2T16:53:37" calcext:value-type="date">
            <text:p>22/06/21 16:5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Vicente Cordeiro dos Santos</text:p>
          </table:table-cell>
          <table:table-cell table:style-name="ce7" office:value-type="float" office:value="5582" calcext:value-type="float">
            <text:p>55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3T16:39:16" calcext:value-type="date">
            <text:p>23/06/21 16:3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rio Comércio de Cosméticos e Alimentos LTDA</text:p>
          </table:table-cell>
          <table:table-cell table:style-name="ce7" office:value-type="float" office:value="5606" calcext:value-type="float">
            <text:p>560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4T11:38:36" calcext:value-type="date">
            <text:p>24/06/21 11:3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Genaina rodrigues de souza Medeiros</text:p>
          </table:table-cell>
          <table:table-cell table:style-name="ce7" office:value-type="float" office:value="5570" calcext:value-type="float">
            <text:p>557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4T13:26:47" calcext:value-type="date">
            <text:p>24/06/21 13:2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arcelo wermelinger</text:p>
          </table:table-cell>
          <table:table-cell table:style-name="ce7" office:value-type="float" office:value="5598" calcext:value-type="float">
            <text:p>55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4T16:38:00" calcext:value-type="date">
            <text:p>24/06/21 16:3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kely da silva lourenço de souza</text:p>
          </table:table-cell>
          <table:table-cell table:style-name="ce7" office:value-type="float" office:value="5539" calcext:value-type="float">
            <text:p>553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4T16:39:49" calcext:value-type="date">
            <text:p>24/06/21 16:3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Norte e Sul Park Estacionamento e servicos eireli</text:p>
          </table:table-cell>
          <table:table-cell table:style-name="ce7" office:value-type="float" office:value="5620" calcext:value-type="float">
            <text:p>562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4T16:43:37" calcext:value-type="date">
            <text:p>24/06/21 16:4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GREJA METODISTA WESLEYANA 1 REGIAO</text:p>
          </table:table-cell>
          <table:table-cell table:style-name="ce7" office:value-type="float" office:value="5619" calcext:value-type="float">
            <text:p>56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1:25:08" calcext:value-type="date">
            <text:p>25/06/21 11:2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NDX NET</text:p>
          </table:table-cell>
          <table:table-cell table:style-name="ce7" office:value-type="float" office:value="5625" calcext:value-type="float">
            <text:p>56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2:53:12" calcext:value-type="date">
            <text:p>25/06/21 12:5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ONVENCAO INTERDENOMINACIONAL DAS IGREJAS EVANGELICAS</text:p>
          </table:table-cell>
          <table:table-cell table:style-name="ce7" office:value-type="float" office:value="5311" calcext:value-type="float">
            <text:p>531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3:33:33" calcext:value-type="date">
            <text:p>25/06/21 13:3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AJS LIMPEZA E CONSERVACAO EIRELI</text:p>
          </table:table-cell>
          <table:table-cell table:style-name="ce7" office:value-type="float" office:value="5613" calcext:value-type="float">
            <text:p>561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5:58:34" calcext:value-type="date">
            <text:p>25/06/21 15:5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ndre Khaled Pereira Botequim</text:p>
          </table:table-cell>
          <table:table-cell table:style-name="ce7" office:value-type="float" office:value="5360" calcext:value-type="float">
            <text:p>536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6:03:15" calcext:value-type="date">
            <text:p>25/06/21 16:0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ESTASA EMPRESA DE SERVICOS TECNICOS E ADMINISTRATIVOS LTDA</text:p>
          </table:table-cell>
          <table:table-cell table:style-name="ce7" office:value-type="float" office:value="5590" calcext:value-type="float">
            <text:p>55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6:57:28" calcext:value-type="date">
            <text:p>25/06/21 16:5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enial Veículos </text:p>
          </table:table-cell>
          <table:table-cell table:style-name="ce7" office:value-type="float" office:value="5627" calcext:value-type="float">
            <text:p>562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7:00:27" calcext:value-type="date">
            <text:p>25/06/21 17:00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enan Romano</text:p>
          </table:table-cell>
          <table:table-cell table:style-name="ce7" office:value-type="float" office:value="5412" calcext:value-type="float">
            <text:p>541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7:07:35" calcext:value-type="date">
            <text:p>25/06/21 17:0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ASSOCIACAO TERRAS ALPHAVILLE CABO FRIO</text:p>
          </table:table-cell>
          <table:table-cell table:style-name="ce7" office:value-type="float" office:value="5633" calcext:value-type="float">
            <text:p>563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7:13:37" calcext:value-type="date">
            <text:p>25/06/21 17:1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ENGECLINIC SERVICOS LTDA</text:p>
          </table:table-cell>
          <table:table-cell table:style-name="ce7" office:value-type="float" office:value="5573" calcext:value-type="float">
            <text:p>55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7:19:52" calcext:value-type="date">
            <text:p>25/06/21 17:19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omunidade Cristã Terra Fértil</text:p>
          </table:table-cell>
          <table:table-cell table:style-name="ce7" office:value-type="float" office:value="5563" calcext:value-type="float">
            <text:p>556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5T17:28:54" calcext:value-type="date">
            <text:p>25/06/21 17:2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edro Henrique</text:p>
          </table:table-cell>
          <table:table-cell table:style-name="ce7" office:value-type="float" office:value="5562" calcext:value-type="float">
            <text:p>556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8T17:00:21" calcext:value-type="date">
            <text:p>28/06/21 17:00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JAPUNGU AGROINDUSTRIAL LTDA</text:p>
          </table:table-cell>
          <table:table-cell table:style-name="ce7" office:value-type="float" office:value="5623" calcext:value-type="float">
            <text:p>562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8T17:40:32" calcext:value-type="date">
            <text:p>28/06/21 17:4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<text:s/>Bela Ferraz Cosmeticos LTDA</text:p>
          </table:table-cell>
          <table:table-cell table:style-name="ce7" office:value-type="float" office:value="5615" calcext:value-type="float">
            <text:p>561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0:17:16" calcext:value-type="date">
            <text:p>29/06/21 10:1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EU BEACH CLUB LTDA</text:p>
          </table:table-cell>
          <table:table-cell table:style-name="ce7" office:value-type="float" office:value="5645" calcext:value-type="float">
            <text:p>56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0:37:33" calcext:value-type="date">
            <text:p>29/06/21 10:3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3 Invest Solucoes Financeiras LTDA</text:p>
          </table:table-cell>
          <table:table-cell table:style-name="ce7" office:value-type="float" office:value="5483" calcext:value-type="float">
            <text:p>548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0:55:44" calcext:value-type="date">
            <text:p>29/06/21 10:5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lamo - Associacao de Assistencia e Beneficios Aos Motorista</text:p>
          </table:table-cell>
          <table:table-cell table:style-name="ce7" office:value-type="float" office:value="5630" calcext:value-type="float">
            <text:p>563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1:43:20" calcext:value-type="date">
            <text:p>29/06/21 11:4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FRANCISCO PINHEIRO FILHO</text:p>
          </table:table-cell>
          <table:table-cell table:style-name="ce7" office:value-type="float" office:value="5542" calcext:value-type="float">
            <text:p>554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2:08:14" calcext:value-type="date">
            <text:p>29/06/21 12:0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atrícia dos Santos Silva Braz</text:p>
          </table:table-cell>
          <table:table-cell table:style-name="ce7" office:value-type="float" office:value="5652" calcext:value-type="float">
            <text:p>565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4:37:04" calcext:value-type="date">
            <text:p>29/06/21 14:3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arla dos Santos Monteiro</text:p>
          </table:table-cell>
          <table:table-cell table:style-name="ce7" office:value-type="float" office:value="5655" calcext:value-type="float">
            <text:p>565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5:14:05" calcext:value-type="date">
            <text:p>29/06/21 15:1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C2R CONSULTORIA E ENGENHARIA LTDA</text:p>
          </table:table-cell>
          <table:table-cell table:style-name="ce7" office:value-type="float" office:value="5526" calcext:value-type="float">
            <text:p>55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6:47:32" calcext:value-type="date">
            <text:p>29/06/21 16:4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UTO ESCOLA TUPY LTDA</text:p>
          </table:table-cell>
          <table:table-cell table:style-name="ce7" office:value-type="float" office:value="5658" calcext:value-type="float">
            <text:p>565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29T16:52:19" calcext:value-type="date">
            <text:p>29/06/21 16:5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NDRE LUIZ FERNANDES DIAS</text:p>
          </table:table-cell>
          <table:table-cell table:style-name="ce7" office:value-type="float" office:value="5661" calcext:value-type="float">
            <text:p>566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0:55:23" calcext:value-type="date">
            <text:p>30/06/21 10:5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uliana Souza Valadão</text:p>
          </table:table-cell>
          <table:table-cell table:style-name="ce7" office:value-type="float" office:value="5648" calcext:value-type="float">
            <text:p>564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1:49:29" calcext:value-type="date">
            <text:p>30/06/21 11:4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Dilmar de Campos ferreira</text:p>
          </table:table-cell>
          <table:table-cell table:style-name="ce7" office:value-type="float" office:value="5662" calcext:value-type="float">
            <text:p>566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2:13:42" calcext:value-type="date">
            <text:p>30/06/21 12:1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ondomínio Acqua Residencial</text:p>
          </table:table-cell>
          <table:table-cell table:style-name="ce7" office:value-type="float" office:value="5663" calcext:value-type="float">
            <text:p>566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4:17:28" calcext:value-type="date">
            <text:p>30/06/21 14:1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<text:s/>IG Impressos Gráficos</text:p>
          </table:table-cell>
          <table:table-cell table:style-name="ce7" office:value-type="float" office:value="5667" calcext:value-type="float">
            <text:p>56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4:21:48" calcext:value-type="date">
            <text:p>30/06/21 14:2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Liquido comércio de peças medição e serviços LTDA</text:p>
          </table:table-cell>
          <table:table-cell table:style-name="ce7" office:value-type="float" office:value="5614" calcext:value-type="float">
            <text:p>561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4:38:13" calcext:value-type="date">
            <text:p>30/06/21 14:3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GREJA METODISTA WESLEYANA 1 REGIAO</text:p>
          </table:table-cell>
          <table:table-cell table:style-name="ce7" office:value-type="float" office:value="5638" calcext:value-type="float">
            <text:p>563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4:45:26" calcext:value-type="date">
            <text:p>30/06/21 14:4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lamo - Associacao de Assistencia e Beneficios Aos Motorista</text:p>
          </table:table-cell>
          <table:table-cell table:style-name="ce7" office:value-type="float" office:value="5630" calcext:value-type="float">
            <text:p>563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5:23:14" calcext:value-type="date">
            <text:p>30/06/21 15:2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<text:s/>Hailton Cesar ferreira Brito</text:p>
          </table:table-cell>
          <table:table-cell table:style-name="ce7" office:value-type="float" office:value="5664" calcext:value-type="float">
            <text:p>566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5:42:58" calcext:value-type="date">
            <text:p>30/06/21 15:4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oyce de Santana Freire Louzada</text:p>
          </table:table-cell>
          <table:table-cell table:style-name="ce7" office:value-type="float" office:value="5384" calcext:value-type="float">
            <text:p>53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30T15:50:08" calcext:value-type="date">
            <text:p>30/06/21 15:50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Thiago de Souza Campos</text:p>
          </table:table-cell>
          <table:table-cell table:style-name="ce7" office:value-type="float" office:value="5671" calcext:value-type="float">
            <text:p>567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1T17:05:33" calcext:value-type="date">
            <text:p>01/07/21 17:0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arlos Alberto Chaves de Vasconcelos</text:p>
          </table:table-cell>
          <table:table-cell table:style-name="ce7" office:value-type="float" office:value="5684" calcext:value-type="float">
            <text:p>56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8T17:17:50" calcext:value-type="date">
            <text:p>08/07/21 17:1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Nova Pel Servicos de Portaria, Limpeza e Conservacao Eireli</text:p>
          </table:table-cell>
          <table:table-cell table:style-name="ce7" office:value-type="float" office:value="5736" calcext:value-type="float">
            <text:p>573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3:14:17" calcext:value-type="date">
            <text:p>22/07/21 13:1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arla </text:p>
          </table:table-cell>
          <table:table-cell table:style-name="ce7" office:value-type="float" office:value="5841" calcext:value-type="float">
            <text:p>58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3:40:34" calcext:value-type="date">
            <text:p>22/07/21 13:4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enato Freire de Andrade</text:p>
          </table:table-cell>
          <table:table-cell table:style-name="ce7" office:value-type="float" office:value="5889" calcext:value-type="float">
            <text:p>58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3:41:02" calcext:value-type="date">
            <text:p>11/08/21 13:4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FEIRAO DE MALHAS V.W.S. ALUGUEL DE BOX LTDA</text:p>
          </table:table-cell>
          <table:table-cell table:style-name="ce7" office:value-type="float" office:value="6066" calcext:value-type="float">
            <text:p>606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4:33:11" calcext:value-type="date">
            <text:p>11/08/21 14:3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J g m Moreira Junior 3 Comercio e Servicos</text:p>
          </table:table-cell>
          <table:table-cell table:style-name="ce7" office:value-type="float" office:value="5691" calcext:value-type="float">
            <text:p>569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4:41:47" calcext:value-type="date">
            <text:p>11/08/21 14:4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J g m Moreira Junior 3 Comercio e Servicos</text:p>
          </table:table-cell>
          <table:table-cell table:style-name="ce7" office:value-type="float" office:value="5691" calcext:value-type="float">
            <text:p>569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4:48:10" calcext:value-type="date">
            <text:p>11/08/21 14:4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FEIRAO DE MALHAS V.W.S. ALUGUEL DE BOX LTDA</text:p>
          </table:table-cell>
          <table:table-cell table:style-name="ce7" office:value-type="float" office:value="6066" calcext:value-type="float">
            <text:p>606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1T11:37:24" calcext:value-type="date">
            <text:p>01/07/21 11:3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uliana Nunes da Costa</text:p>
          </table:table-cell>
          <table:table-cell table:style-name="ce7" office:value-type="float" office:value="5336" calcext:value-type="float">
            <text:p>533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1T12:12:22" calcext:value-type="date">
            <text:p>01/07/21 12:1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ANSERV MONTAGEM E MANUTENCAO S/A</text:p>
          </table:table-cell>
          <table:table-cell table:style-name="ce7" office:value-type="float" office:value="5651" calcext:value-type="float">
            <text:p>565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1T15:06:25" calcext:value-type="date">
            <text:p>01/07/21 15:0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Isac menezes</text:p>
          </table:table-cell>
          <table:table-cell table:style-name="ce7" office:value-type="float" office:value="5680" calcext:value-type="float">
            <text:p>568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1T15:36:35" calcext:value-type="date">
            <text:p>01/07/21 15:3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ESTAURANTE TARTATAN LTDA</text:p>
          </table:table-cell>
          <table:table-cell table:style-name="ce7" office:value-type="float" office:value="5669" calcext:value-type="float">
            <text:p>56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1:14:27" calcext:value-type="date">
            <text:p>02/07/21 11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D. l. a. - Servicos de Preparacao de Documentos LTDA</text:p>
          </table:table-cell>
          <table:table-cell table:style-name="ce7" office:value-type="float" office:value="5626" calcext:value-type="float">
            <text:p>56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5:15:13" calcext:value-type="date">
            <text:p>02/07/21 15:1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FC Gestão Empresarial</text:p>
          </table:table-cell>
          <table:table-cell table:style-name="ce7" office:value-type="float" office:value="5690" calcext:value-type="float">
            <text:p>56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6:36:45" calcext:value-type="date">
            <text:p>02/07/21 16:3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oint Sabor Industria e Comercio LTDA</text:p>
          </table:table-cell>
          <table:table-cell table:style-name="ce7" office:value-type="float" office:value="5689" calcext:value-type="float">
            <text:p>56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6:57:42" calcext:value-type="date">
            <text:p>02/07/21 16:5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arlos Alberto Chaves de Vasconcelos</text:p>
          </table:table-cell>
          <table:table-cell table:style-name="ce7" office:value-type="float" office:value="5684" calcext:value-type="float">
            <text:p>56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7:00:54" calcext:value-type="date">
            <text:p>02/07/21 17:00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Vantagge Club Cartao De Beneficios E Assistencia Ltda</text:p>
          </table:table-cell>
          <table:table-cell table:style-name="ce7" office:value-type="float" office:value="5688" calcext:value-type="float">
            <text:p>568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7:07:11" calcext:value-type="date">
            <text:p>02/07/21 17:0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igia Barreto Felix da Silva</text:p>
          </table:table-cell>
          <table:table-cell table:style-name="ce7" office:value-type="float" office:value="5692" calcext:value-type="float">
            <text:p>569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2T17:12:11" calcext:value-type="date">
            <text:p>02/07/21 17:1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ix Commerce Comercio e Artigos em Geral Eireli</text:p>
          </table:table-cell>
          <table:table-cell table:style-name="ce7" office:value-type="float" office:value="5644" calcext:value-type="float">
            <text:p>564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5T11:55:03" calcext:value-type="date">
            <text:p>05/07/21 11:5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aroquia Nossa Senhora de Lourdes</text:p>
          </table:table-cell>
          <table:table-cell table:style-name="ce7" office:value-type="float" office:value="5694" calcext:value-type="float">
            <text:p>569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5T16:54:23" calcext:value-type="date">
            <text:p>05/07/21 16:54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 G Gracas Drogaria Eireli</text:p>
          </table:table-cell>
          <table:table-cell table:style-name="ce7" office:value-type="float" office:value="5676" calcext:value-type="float">
            <text:p>567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5T17:07:28" calcext:value-type="date">
            <text:p>05/07/21 17:0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ecretaria Municipal de Infraestrutura</text:p>
          </table:table-cell>
          <table:table-cell table:style-name="ce7" office:value-type="float" office:value="5695" calcext:value-type="float">
            <text:p>569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5T17:10:10" calcext:value-type="date">
            <text:p>05/07/21 17:1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G Impressos Gráficos</text:p>
          </table:table-cell>
          <table:table-cell table:style-name="ce7" office:value-type="float" office:value="5667" calcext:value-type="float">
            <text:p>56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6T10:42:51" calcext:value-type="date">
            <text:p>06/07/21 10:4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G P C ENGENHARIA LTDA</text:p>
          </table:table-cell>
          <table:table-cell table:style-name="ce7" office:value-type="float" office:value="5591" calcext:value-type="float">
            <text:p>559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6T15:44:21" calcext:value-type="date">
            <text:p>06/07/21 15:4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Nilse kassia de Almeida Centurion</text:p>
          </table:table-cell>
          <table:table-cell table:style-name="ce7" office:value-type="float" office:value="5713" calcext:value-type="float">
            <text:p>571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6T16:09:16" calcext:value-type="date">
            <text:p>06/07/21 16:0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IASA COMERCIO E DISTRIBUICAO LTDA</text:p>
          </table:table-cell>
          <table:table-cell table:style-name="ce7" office:value-type="float" office:value="5587" calcext:value-type="float">
            <text:p>55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6T16:11:56" calcext:value-type="date">
            <text:p>06/07/21 16:1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eivy Lima</text:p>
          </table:table-cell>
          <table:table-cell table:style-name="ce7" office:value-type="float" office:value="5712" calcext:value-type="float">
            <text:p>571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7T11:07:05" calcext:value-type="date">
            <text:p>07/07/21 11:0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B2I TECNOLOGIA E SERVICOS LTDA</text:p>
          </table:table-cell>
          <table:table-cell table:style-name="ce7" office:value-type="float" office:value="5717" calcext:value-type="float">
            <text:p>571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7T11:09:19" calcext:value-type="date">
            <text:p>07/07/21 11:0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WASHINGTON GUEDES GOMES</text:p>
          </table:table-cell>
          <table:table-cell table:style-name="ce7" office:value-type="float" office:value="5673" calcext:value-type="float">
            <text:p>56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7T14:48:21" calcext:value-type="date">
            <text:p>07/07/21 14:4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laudia Valéria Ribeiro</text:p>
          </table:table-cell>
          <table:table-cell table:style-name="ce7" office:value-type="float" office:value="5721" calcext:value-type="float">
            <text:p>572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7T15:32:44" calcext:value-type="date">
            <text:p>07/07/21 15:3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SPARTAN SERVICOS DE VIGILANCIA EIRELI</text:p>
          </table:table-cell>
          <table:table-cell table:style-name="ce7" office:value-type="float" office:value="5073" calcext:value-type="float">
            <text:p>50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8T13:58:30" calcext:value-type="date">
            <text:p>08/07/21 13:58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osimara Ribeiro Gonçalves</text:p>
          </table:table-cell>
          <table:table-cell table:style-name="ce7" office:value-type="float" office:value="5735" calcext:value-type="float">
            <text:p>573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9T09:19:21" calcext:value-type="date">
            <text:p>09/07/21 09:1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Fábio Henrique da Silva Oliveira</text:p>
          </table:table-cell>
          <table:table-cell table:style-name="ce7" office:value-type="float" office:value="5697" calcext:value-type="float">
            <text:p>569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9T11:37:14" calcext:value-type="date">
            <text:p>09/07/21 11:3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ULIO CEZAR</text:p>
          </table:table-cell>
          <table:table-cell table:style-name="ce7" office:value-type="float" office:value="5740" calcext:value-type="float">
            <text:p>574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9T13:00:53" calcext:value-type="date">
            <text:p>09/07/21 13:0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LR INFORMATICA E SERVICOS LTDA</text:p>
          </table:table-cell>
          <table:table-cell table:style-name="ce7" office:value-type="float" office:value="5726" calcext:value-type="float">
            <text:p>57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9T15:21:01" calcext:value-type="date">
            <text:p>09/07/21 15:2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Leonardo Gregorio</text:p>
          </table:table-cell>
          <table:table-cell table:style-name="ce7" office:value-type="float" office:value="5754" calcext:value-type="float">
            <text:p>575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9T15:23:24" calcext:value-type="date">
            <text:p>09/07/21 15:2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IGREJA EVANGELICA MINISTERIO ALIANCA COM DEUS - IEMAD</text:p>
          </table:table-cell>
          <table:table-cell table:style-name="ce7" office:value-type="float" office:value="5748" calcext:value-type="float">
            <text:p>574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2T10:31:58" calcext:value-type="date">
            <text:p>12/07/21 10:3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Barao da Torre Construcoes Reformas e Projetos LTDA</text:p>
          </table:table-cell>
          <table:table-cell table:style-name="ce7" office:value-type="float" office:value="5747" calcext:value-type="float">
            <text:p>574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2T13:14:39" calcext:value-type="date">
            <text:p>12/07/21 13:1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jml Estetica E Beleza Ltda</text:p>
          </table:table-cell>
          <table:table-cell table:style-name="ce7" office:value-type="float" office:value="5503" calcext:value-type="float">
            <text:p>550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2T14:44:20" calcext:value-type="date">
            <text:p>12/07/21 14:44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Guaxamem Consultoria e Cursos Empresariais Ltda</text:p>
          </table:table-cell>
          <table:table-cell table:style-name="ce7" office:value-type="float" office:value="5709" calcext:value-type="float">
            <text:p>570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2T15:03:10" calcext:value-type="date">
            <text:p>12/07/21 15:0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Nova Pel Servicos de Portaria, Limpeza e Conservacao Eireli</text:p>
          </table:table-cell>
          <table:table-cell table:style-name="ce7" office:value-type="float" office:value="5736" calcext:value-type="float">
            <text:p>573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2T16:19:12" calcext:value-type="date">
            <text:p>12/07/21 16:1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C2R CONSULTORIA E ENGENHARIA LTDA</text:p>
          </table:table-cell>
          <table:table-cell table:style-name="ce7" office:value-type="float" office:value="5526" calcext:value-type="float">
            <text:p>55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4:00:39" calcext:value-type="date">
            <text:p>13/07/21 14:0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ERCADO TURBO 1000 EIRELI</text:p>
          </table:table-cell>
          <table:table-cell table:style-name="ce7" office:value-type="float" office:value="5752" calcext:value-type="float">
            <text:p>575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4:18:41" calcext:value-type="date">
            <text:p>13/07/21 14:1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UPTAL ENGENHARIA E CONSULTORIA EIRELI</text:p>
          </table:table-cell>
          <table:table-cell table:style-name="ce7" office:value-type="float" office:value="5780" calcext:value-type="float">
            <text:p>578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4:25:03" calcext:value-type="date">
            <text:p>13/07/21 14:2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irian da Silva de Oliveira</text:p>
          </table:table-cell>
          <table:table-cell table:style-name="ce7" office:value-type="float" office:value="5772" calcext:value-type="float">
            <text:p>577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4:31:12" calcext:value-type="date">
            <text:p>13/07/21 14:3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Fernanda Reis Alves guerra</text:p>
          </table:table-cell>
          <table:table-cell table:style-name="ce7" office:value-type="float" office:value="5779" calcext:value-type="float">
            <text:p>577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4:32:03" calcext:value-type="date">
            <text:p>13/07/21 14:3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ecretaria Municipal de Infraestrutura</text:p>
          </table:table-cell>
          <table:table-cell table:style-name="ce7" office:value-type="float" office:value="5695" calcext:value-type="float">
            <text:p>569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4:54:36" calcext:value-type="date">
            <text:p>13/07/21 14:5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IOGO DA S. DIAS INFORMATICA</text:p>
          </table:table-cell>
          <table:table-cell table:style-name="ce7" office:value-type="float" office:value="5781" calcext:value-type="float">
            <text:p>578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5:04:31" calcext:value-type="date">
            <text:p>13/07/21 15:0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Union Servicos Express de Transportes LTDA</text:p>
          </table:table-cell>
          <table:table-cell table:style-name="ce7" office:value-type="float" office:value="5767" calcext:value-type="float">
            <text:p>57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5:14:39" calcext:value-type="date">
            <text:p>13/07/21 15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UPPLY CONTROL GERENCIAMENTO E SERVICOS EIRELI</text:p>
          </table:table-cell>
          <table:table-cell table:style-name="ce7" office:value-type="float" office:value="5765" calcext:value-type="float">
            <text:p>57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5:42:57" calcext:value-type="date">
            <text:p>13/07/21 15:4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omente &amp; Forti Comercio de Eletrodomesticos LTDA</text:p>
          </table:table-cell>
          <table:table-cell table:style-name="ce7" office:value-type="float" office:value="5729" calcext:value-type="float">
            <text:p>572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6:12:48" calcext:value-type="date">
            <text:p>13/07/21 16:1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Yanni Assessoria Inteligente Eireli</text:p>
          </table:table-cell>
          <table:table-cell table:style-name="ce7" office:value-type="float" office:value="5778" calcext:value-type="float">
            <text:p>577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3T16:35:12" calcext:value-type="date">
            <text:p>13/07/21 16:3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OVEL FUNDO DE INVESTIMENTO IMOBILIARIO</text:p>
          </table:table-cell>
          <table:table-cell table:style-name="ce7" office:value-type="float" office:value="5773" calcext:value-type="float">
            <text:p>57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4T14:14:05" calcext:value-type="date">
            <text:p>14/07/21 14:1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heila Izaura da Silva</text:p>
          </table:table-cell>
          <table:table-cell table:style-name="ce7" office:value-type="float" office:value="5798" calcext:value-type="float">
            <text:p>57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4T15:42:00" calcext:value-type="date">
            <text:p>14/07/21 15:4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UNICIPIO DE RIO DE JANEIRO</text:p>
          </table:table-cell>
          <table:table-cell table:style-name="ce7" office:value-type="float" office:value="5130" calcext:value-type="float">
            <text:p>513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4T16:18:38" calcext:value-type="date">
            <text:p>14/07/21 16:1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afe e Bar Estrela LTDA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1:07:52" calcext:value-type="date">
            <text:p>15/07/21 11:0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ERCADO TURBO 1000 EIRELI</text:p>
          </table:table-cell>
          <table:table-cell table:style-name="ce7" office:value-type="float" office:value="5801" calcext:value-type="float">
            <text:p>58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1:14:30" calcext:value-type="date">
            <text:p>15/07/21 11:1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Vale Manutencao e Instalacao de Geradores LTDA</text:p>
          </table:table-cell>
          <table:table-cell table:style-name="ce7" office:value-type="float" office:value="5793" calcext:value-type="float">
            <text:p>579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1:40:49" calcext:value-type="date">
            <text:p>15/07/21 11:40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ce Adventure Eventos Ltda. – Me</text:p>
          </table:table-cell>
          <table:table-cell table:style-name="ce7" office:value-type="float" office:value="5177" calcext:value-type="float">
            <text:p>517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1:43:38" calcext:value-type="date">
            <text:p>15/07/21 11:4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Drogaria Lameiro de Iguacu</text:p>
          </table:table-cell>
          <table:table-cell table:style-name="ce7" office:value-type="float" office:value="5769" calcext:value-type="float">
            <text:p>57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1:50:20" calcext:value-type="date">
            <text:p>15/07/21 11:5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enato Freire de Andrade</text:p>
          </table:table-cell>
          <table:table-cell table:style-name="ce7" office:value-type="float" office:value="5804" calcext:value-type="float">
            <text:p>580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3:21:25" calcext:value-type="date">
            <text:p>15/07/21 13:2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ESTUDIO CONCEITUAL GERENCIAMENTO, FISCALIZACAO E EXECUCAO DE</text:p>
          </table:table-cell>
          <table:table-cell table:style-name="ce7" office:value-type="float" office:value="4473" calcext:value-type="float">
            <text:p>44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5:58:06" calcext:value-type="date">
            <text:p>15/07/21 15:5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<text:s/>Vinicius Mauricio Consoli de Souza Eireli</text:p>
          </table:table-cell>
          <table:table-cell table:style-name="ce7" office:value-type="float" office:value="5058" calcext:value-type="float">
            <text:p>505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15:59:52" calcext:value-type="date">
            <text:p>15/07/21 15:5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UNICIPIO DE RIO DE JANEIRO</text:p>
          </table:table-cell>
          <table:table-cell table:style-name="ce7" office:value-type="float" office:value="5808" calcext:value-type="float">
            <text:p>580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6T14:15:25" calcext:value-type="date">
            <text:p>16/07/21 14:1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Danilo Lennon Garcia Barcelos</text:p>
          </table:table-cell>
          <table:table-cell table:style-name="ce7" office:value-type="float" office:value="5820" calcext:value-type="float">
            <text:p>582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6T15:41:06" calcext:value-type="date">
            <text:p>16/07/21 15:4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GOETZE LOBATO ENGENHARIA S.A</text:p>
          </table:table-cell>
          <table:table-cell table:style-name="ce7" office:value-type="float" office:value="5734" calcext:value-type="float">
            <text:p>573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6T16:33:42" calcext:value-type="date">
            <text:p>16/07/21 16:3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arla Beatriz</text:p>
          </table:table-cell>
          <table:table-cell table:style-name="ce7" office:value-type="float" office:value="5823" calcext:value-type="float">
            <text:p>582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9T11:17:57" calcext:value-type="date">
            <text:p>19/07/21 11:1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FC Gestão Empresarial</text:p>
          </table:table-cell>
          <table:table-cell table:style-name="ce7" office:value-type="float" office:value="5827" calcext:value-type="float">
            <text:p>582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9T14:31:11" calcext:value-type="date">
            <text:p>19/07/21 14:3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OYAL CONSULTORIA</text:p>
          </table:table-cell>
          <table:table-cell table:style-name="ce7" office:value-type="float" office:value="5826" calcext:value-type="float">
            <text:p>58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9T15:46:35" calcext:value-type="date">
            <text:p>19/07/21 15:4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afran Helicopter Engines Industria e Comercio do Brasil LTDA</text:p>
          </table:table-cell>
          <table:table-cell table:style-name="ce7" office:value-type="float" office:value="5720" calcext:value-type="float">
            <text:p>572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9T16:00:01" calcext:value-type="date">
            <text:p>19/07/21 16:00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rezo Medeiros Costa Junior</text:p>
          </table:table-cell>
          <table:table-cell table:style-name="ce7" office:value-type="float" office:value="5835" calcext:value-type="float">
            <text:p>583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9T16:39:46" calcext:value-type="date">
            <text:p>19/07/21 16:3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Lucia de Lima monteiro</text:p>
          </table:table-cell>
          <table:table-cell table:style-name="ce7" office:value-type="float" office:value="5846" calcext:value-type="float">
            <text:p>584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1:03:42" calcext:value-type="date">
            <text:p>20/07/21 11:0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Thaís Alves Machado Fahur</text:p>
          </table:table-cell>
          <table:table-cell table:style-name="ce7" office:value-type="float" office:value="5849" calcext:value-type="float">
            <text:p>584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1:04:51" calcext:value-type="date">
            <text:p>20/07/21 11:04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Vicente Cordeiro dos Santos</text:p>
          </table:table-cell>
          <table:table-cell table:style-name="ce7" office:value-type="float" office:value="5814" calcext:value-type="float">
            <text:p>581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3:19:29" calcext:value-type="date">
            <text:p>20/07/21 13:1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Wanderley Corrêa</text:p>
          </table:table-cell>
          <table:table-cell table:style-name="ce7" office:value-type="float" office:value="5853" calcext:value-type="float">
            <text:p>58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4:15:07" calcext:value-type="date">
            <text:p>20/07/21 14:1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enato Villar Da Silva</text:p>
          </table:table-cell>
          <table:table-cell table:style-name="ce7" office:value-type="float" office:value="5858" calcext:value-type="float">
            <text:p>585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6:48:11" calcext:value-type="date">
            <text:p>20/07/21 16:4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arLa Cristina Brito Teixeira Souza</text:p>
          </table:table-cell>
          <table:table-cell table:style-name="ce7" office:value-type="float" office:value="5841" calcext:value-type="float">
            <text:p>58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6:56:03" calcext:value-type="date">
            <text:p>20/07/21 16:5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REEN PORT LOGISTICA PORTUARIA LTDA</text:p>
          </table:table-cell>
          <table:table-cell table:style-name="ce7" office:value-type="float" office:value="5693" calcext:value-type="float">
            <text:p>569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0T16:58:22" calcext:value-type="date">
            <text:p>20/07/21 16:5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antone Art Solucoes em Comunicacao Jean Carlos de Sousa Erm</text:p>
          </table:table-cell>
          <table:table-cell table:style-name="ce7" office:value-type="float" office:value="5857" calcext:value-type="float">
            <text:p>585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1:05:36" calcext:value-type="date">
            <text:p>21/07/21 11:0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UNIVERSIDADE DO ESTADO DO RIO DE JANEIRO</text:p>
          </table:table-cell>
          <table:table-cell table:style-name="ce7" office:value-type="float" office:value="5856" calcext:value-type="float">
            <text:p>585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1:45:32" calcext:value-type="date">
            <text:p>21/07/21 11:4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Evolutionfilms Sandro Ferreira da Silva</text:p>
          </table:table-cell>
          <table:table-cell table:style-name="ce7" office:value-type="float" office:value="5870" calcext:value-type="float">
            <text:p>587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3:33:53" calcext:value-type="date">
            <text:p>21/07/21 13:3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T Reis Comercio e Engenharia LTDA</text:p>
          </table:table-cell>
          <table:table-cell table:style-name="ce7" office:value-type="float" office:value="5882" calcext:value-type="float">
            <text:p>58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3:46:03" calcext:value-type="date">
            <text:p>21/07/21 13:4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IGREJA EVANGELICA DOS REMIDOS PENTECOSTAL</text:p>
          </table:table-cell>
          <table:table-cell table:style-name="ce7" office:value-type="float" office:value="5829" calcext:value-type="float">
            <text:p>582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5:37:05" calcext:value-type="date">
            <text:p>21/07/21 15:3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Nobre Sindicos Profissionais</text:p>
          </table:table-cell>
          <table:table-cell table:style-name="ce7" office:value-type="float" office:value="5878" calcext:value-type="float">
            <text:p>587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6:59:43" calcext:value-type="date">
            <text:p>21/07/21 16:5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Veronica Reis belo</text:p>
          </table:table-cell>
          <table:table-cell table:style-name="ce7" office:value-type="float" office:value="5884" calcext:value-type="float">
            <text:p>58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1T17:04:04" calcext:value-type="date">
            <text:p>21/07/21 17:0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lmaca</text:p>
          </table:table-cell>
          <table:table-cell table:style-name="ce7" office:value-type="float" office:value="5887" calcext:value-type="float">
            <text:p>58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0:21:21" calcext:value-type="date">
            <text:p>22/07/21 10:2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oint Sabor Industria e Comercio LTDA</text:p>
          </table:table-cell>
          <table:table-cell table:style-name="ce7" office:value-type="float" office:value="5785" calcext:value-type="float">
            <text:p>578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1:05:13" calcext:value-type="date">
            <text:p>22/07/21 11:0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Veus Processamento de Dados de Teste Portatil LTDA</text:p>
          </table:table-cell>
          <table:table-cell table:style-name="ce7" office:value-type="float" office:value="5683" calcext:value-type="float">
            <text:p>568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3:34:58" calcext:value-type="date">
            <text:p>22/07/21 13:3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NOVA FRI COMERCIAL LTDA</text:p>
          </table:table-cell>
          <table:table-cell table:style-name="ce7" office:value-type="float" office:value="5885" calcext:value-type="float">
            <text:p>588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3:46:27" calcext:value-type="date">
            <text:p>22/07/21 13:4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GEOSAKER ATIVOS E SOLUCOES INTELIGENTES EIRELI</text:p>
          </table:table-cell>
          <table:table-cell table:style-name="ce7" office:value-type="float" office:value="5894" calcext:value-type="float">
            <text:p>589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5:02:45" calcext:value-type="date">
            <text:p>22/07/21 15:0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arLa Cristina Brito Teixeira Souza</text:p>
          </table:table-cell>
          <table:table-cell table:style-name="ce7" office:value-type="float" office:value="5841" calcext:value-type="float">
            <text:p>58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5:06:20" calcext:value-type="date">
            <text:p>22/07/21 15:0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enato Freire de Andrade</text:p>
          </table:table-cell>
          <table:table-cell table:style-name="ce7" office:value-type="float" office:value="5889" calcext:value-type="float">
            <text:p>58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2T17:58:28" calcext:value-type="date">
            <text:p>22/07/21 17:58</text:p>
          </table:table-cell>
          <table:table-cell table:style-name="ce4" office:value-type="string" calcext:value-type="string">
            <text:p>Luiz</text:p>
          </table:table-cell>
          <table:table-cell table:style-name="ce6" office:value-type="string" calcext:value-type="string">
            <text:p>Nova America Office</text:p>
          </table:table-cell>
          <table:table-cell table:style-name="ce7" office:value-type="float" office:value="9999" calcext:value-type="float">
            <text:p>999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1:18:37" calcext:value-type="date">
            <text:p>23/07/21 11:18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AMACOR SERVIÇOS MÉDICOS LTDA.</text:p>
          </table:table-cell>
          <table:table-cell table:style-name="ce7" office:value-type="float" office:value="5617" calcext:value-type="float">
            <text:p>561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1:23:35" calcext:value-type="date">
            <text:p>23/07/21 11:2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H VIDA OPERADORA DE PLANOS DE SAÚDE</text:p>
          </table:table-cell>
          <table:table-cell table:style-name="ce7" office:value-type="float" office:value="5838" calcext:value-type="float">
            <text:p>583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2:01:28" calcext:value-type="date">
            <text:p>23/07/21 12:0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ooperativa de Credito, Poupanca e Investimento Pantanal</text:p>
          </table:table-cell>
          <table:table-cell table:style-name="ce7" office:value-type="float" office:value="5766" calcext:value-type="float">
            <text:p>576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4:22:03" calcext:value-type="date">
            <text:p>23/07/21 14:2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TIVE TELECOMUNICACOES LTDA</text:p>
          </table:table-cell>
          <table:table-cell table:style-name="ce7" office:value-type="float" office:value="5910" calcext:value-type="float">
            <text:p>591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5:32:43" calcext:value-type="date">
            <text:p>23/07/21 15:3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UNIVERSAL SAUDE SERVIÇOS MÉDICOS LTDA</text:p>
          </table:table-cell>
          <table:table-cell table:style-name="ce7" office:value-type="float" office:value="5839" calcext:value-type="float">
            <text:p>583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6:46:57" calcext:value-type="date">
            <text:p>23/07/21 16:4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enato Freire de Andrade</text:p>
          </table:table-cell>
          <table:table-cell table:style-name="ce7" office:value-type="float" office:value="5908" calcext:value-type="float">
            <text:p>590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3T16:52:30" calcext:value-type="date">
            <text:p>23/07/21 16:5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IBEIRO BRANDAO SERVICOS DE CONSULTORIA E GESTAO EMPRESARIA</text:p>
          </table:table-cell>
          <table:table-cell table:style-name="ce7" office:value-type="float" office:value="5913" calcext:value-type="float">
            <text:p>591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6T13:22:59" calcext:value-type="date">
            <text:p>26/07/21 13:2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Eloar Comunicacao Lucas Albuquerque Teixeira</text:p>
          </table:table-cell>
          <table:table-cell table:style-name="ce7" office:value-type="float" office:value="5922" calcext:value-type="float">
            <text:p>592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6T13:26:36" calcext:value-type="date">
            <text:p>26/07/21 13:2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ANCHE ELECTRON SERVICOS LTDA. ME</text:p>
          </table:table-cell>
          <table:table-cell table:style-name="ce7" office:value-type="float" office:value="5892" calcext:value-type="float">
            <text:p>589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6T13:41:52" calcext:value-type="date">
            <text:p>26/07/21 13:4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arlon caldas dos santos</text:p>
          </table:table-cell>
          <table:table-cell table:style-name="ce7" office:value-type="float" office:value="5925" calcext:value-type="float">
            <text:p>59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6T14:04:03" calcext:value-type="date">
            <text:p>26/07/21 14:0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ita de Cássia Machado da Silva Sá</text:p>
          </table:table-cell>
          <table:table-cell table:style-name="ce7" office:value-type="float" office:value="5927" calcext:value-type="float">
            <text:p>592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6T14:54:18" calcext:value-type="date">
            <text:p>26/07/21 14:54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Informbank - Banco de Informacoes Cadastrais LTDA</text:p>
          </table:table-cell>
          <table:table-cell table:style-name="ce7" office:value-type="float" office:value="5919" calcext:value-type="float">
            <text:p>59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6T15:04:41" calcext:value-type="date">
            <text:p>26/07/21 15:0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R TECHN COMERCIO DE COMPONENTES ELETRONICOS LTDA</text:p>
          </table:table-cell>
          <table:table-cell table:style-name="ce7" office:value-type="float" office:value="5891" calcext:value-type="float">
            <text:p>589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7T11:48:12" calcext:value-type="date">
            <text:p>27/07/21 11:4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VCS EMPREENDIMENTOS IMOBILIARIOS EIRELI</text:p>
          </table:table-cell>
          <table:table-cell table:style-name="ce7" office:value-type="float" office:value="5931" calcext:value-type="float">
            <text:p>593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8T10:30:50" calcext:value-type="date">
            <text:p>28/07/21 10:30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ce Adventure Eventos Ltda. – Me</text:p>
          </table:table-cell>
          <table:table-cell table:style-name="ce7" office:value-type="float" office:value="5939" calcext:value-type="float">
            <text:p>593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8T13:28:12" calcext:value-type="date">
            <text:p>28/07/21 13:2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Wagner Alves de Oliveira</text:p>
          </table:table-cell>
          <table:table-cell table:style-name="ce7" office:value-type="float" office:value="5946" calcext:value-type="float">
            <text:p>594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9T12:22:12" calcext:value-type="date">
            <text:p>29/07/21 12:2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IRIAN MOURA LACERDA</text:p>
          </table:table-cell>
          <table:table-cell table:style-name="ce7" office:value-type="float" office:value="5957" calcext:value-type="float">
            <text:p>595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9T14:05:59" calcext:value-type="date">
            <text:p>29/07/21 14:0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GOETZE LOBATO ENGENHARIA S.A</text:p>
          </table:table-cell>
          <table:table-cell table:style-name="ce7" office:value-type="float" office:value="5932" calcext:value-type="float">
            <text:p>593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30T10:57:47" calcext:value-type="date">
            <text:p>30/07/21 10:5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ondomínio Do Edifício Tropical</text:p>
          </table:table-cell>
          <table:table-cell table:style-name="ce7" office:value-type="float" office:value="5715" calcext:value-type="float">
            <text:p>571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09:15:33" calcext:value-type="date">
            <text:p>02/08/21 09:1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Versality Solucoes Financeiras Eireli</text:p>
          </table:table-cell>
          <table:table-cell table:style-name="ce7" office:value-type="float" office:value="5976" calcext:value-type="float">
            <text:p>597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0:11:30" calcext:value-type="date">
            <text:p>02/08/21 10:1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Drogaria Lameiro de Iguacu</text:p>
          </table:table-cell>
          <table:table-cell table:style-name="ce7" office:value-type="float" office:value="5974" calcext:value-type="float">
            <text:p>597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1:53:21" calcext:value-type="date">
            <text:p>02/08/21 11:5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Mix Commerce Comercio e Artigos em Geral Eireli</text:p>
          </table:table-cell>
          <table:table-cell table:style-name="ce7" office:value-type="float" office:value="5644" calcext:value-type="float">
            <text:p>564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2:06:16" calcext:value-type="date">
            <text:p>02/08/21 12:0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Isabella Range Vieira</text:p>
          </table:table-cell>
          <table:table-cell table:style-name="ce7" office:value-type="float" office:value="5985" calcext:value-type="float">
            <text:p>598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2:44:58" calcext:value-type="date">
            <text:p>02/08/21 12:44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F s s Maia Provedor de Internet</text:p>
          </table:table-cell>
          <table:table-cell table:style-name="ce7" office:value-type="float" office:value="5986" calcext:value-type="float">
            <text:p>598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4:08:37" calcext:value-type="date">
            <text:p>02/08/21 14:0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ULTIPEL PAPELARIA LTDA - EPP</text:p>
          </table:table-cell>
          <table:table-cell table:style-name="ce7" office:value-type="float" office:value="5990" calcext:value-type="float">
            <text:p>59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4:40:05" calcext:value-type="date">
            <text:p>02/08/21 14:40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GOETZE LOBATO ENGENHARIA S.A</text:p>
          </table:table-cell>
          <table:table-cell table:style-name="ce7" office:value-type="float" office:value="5980" calcext:value-type="float">
            <text:p>598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5:08:58" calcext:value-type="date">
            <text:p>02/08/21 15:08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INKB COMERCIO E SERVCOS LTDA</text:p>
          </table:table-cell>
          <table:table-cell table:style-name="ce7" office:value-type="float" office:value="5958" calcext:value-type="float">
            <text:p>595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6:00:39" calcext:value-type="date">
            <text:p>02/08/21 16:00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CEU BEACH CLUB LTDA</text:p>
          </table:table-cell>
          <table:table-cell table:style-name="ce7" office:value-type="float" office:value="5993" calcext:value-type="float">
            <text:p>599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6:23:00" calcext:value-type="date">
            <text:p>02/08/21 16:2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FLORES DA PRACA IMPERIAL LTDA</text:p>
          </table:table-cell>
          <table:table-cell table:style-name="ce7" office:value-type="float" office:value="5992" calcext:value-type="float">
            <text:p>599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7:56:13" calcext:value-type="date">
            <text:p>02/08/21 17:5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GOR PIMENTA DO NASCIMENTO AMARAL</text:p>
          </table:table-cell>
          <table:table-cell table:style-name="ce7" office:value-type="float" office:value="5963" calcext:value-type="float">
            <text:p>596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8:00:00" calcext:value-type="date">
            <text:p>02/08/21 18:0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ssembleia de Deus Ministério Palavra Viva</text:p>
          </table:table-cell>
          <table:table-cell table:style-name="ce7" office:value-type="float" office:value="5902" calcext:value-type="float">
            <text:p>590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18:04:10" calcext:value-type="date">
            <text:p>02/08/21 18:0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emtmu-SECRETARIA MUNICIPAL DE TRANSPORTE, TRÂNSITO E MOBILI</text:p>
          </table:table-cell>
          <table:table-cell table:style-name="ce7" office:value-type="float" office:value="5202" calcext:value-type="float">
            <text:p>520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1:18:50" calcext:value-type="date">
            <text:p>03/08/21 11:1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Gabriel do Nascimento</text:p>
          </table:table-cell>
          <table:table-cell table:style-name="ce7" office:value-type="float" office:value="5978" calcext:value-type="float">
            <text:p>597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1:26:46" calcext:value-type="date">
            <text:p>03/08/21 11:2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Josué Bispo Carmo</text:p>
          </table:table-cell>
          <table:table-cell table:style-name="ce7" office:value-type="float" office:value="6002" calcext:value-type="float">
            <text:p>600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1:50:45" calcext:value-type="date">
            <text:p>03/08/21 11:5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CEPLAN CONSTRUCOES E INCORPORACOES LTDA</text:p>
          </table:table-cell>
          <table:table-cell table:style-name="ce7" office:value-type="float" office:value="5967" calcext:value-type="float">
            <text:p>59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1:58:30" calcext:value-type="date">
            <text:p>03/08/21 11:5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iego Lucio Carneiro Ribeiro</text:p>
          </table:table-cell>
          <table:table-cell table:style-name="ce7" office:value-type="float" office:value="5982" calcext:value-type="float">
            <text:p>59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2:04:05" calcext:value-type="date">
            <text:p>03/08/21 12:04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GREJA EVANGELICA ASSEMBLEIA DE DEUS EM NEVES</text:p>
          </table:table-cell>
          <table:table-cell table:style-name="ce7" office:value-type="float" office:value="5989" calcext:value-type="float">
            <text:p>59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2:06:36" calcext:value-type="date">
            <text:p>03/08/21 12:0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quiles Pereira de Sousa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2:08:11" calcext:value-type="date">
            <text:p>03/08/21 12:0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refeitura Municipal de Nova Iguaçu</text:p>
          </table:table-cell>
          <table:table-cell table:style-name="ce7" office:value-type="float" office:value="6005" calcext:value-type="float">
            <text:p>60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2:11:13" calcext:value-type="date">
            <text:p>03/08/21 12:1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Construnited Engenharia Instalacoes e Servicos LTDA</text:p>
          </table:table-cell>
          <table:table-cell table:style-name="ce7" office:value-type="float" office:value="5998" calcext:value-type="float">
            <text:p>59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3:36:19" calcext:value-type="date">
            <text:p>03/08/21 13:36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Vilma Freitas claudino</text:p>
          </table:table-cell>
          <table:table-cell table:style-name="ce7" office:value-type="float" office:value="6009" calcext:value-type="float">
            <text:p>600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5:53:51" calcext:value-type="date">
            <text:p>03/08/21 15:5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eandro de mello ferrão</text:p>
          </table:table-cell>
          <table:table-cell table:style-name="ce7" office:value-type="float" office:value="6010" calcext:value-type="float">
            <text:p>601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5:56:30" calcext:value-type="date">
            <text:p>03/08/21 15:5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TECHRIO SERVICE EIRELI</text:p>
          </table:table-cell>
          <table:table-cell table:style-name="ce7" office:value-type="float" office:value="5999" calcext:value-type="float">
            <text:p>599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3T15:59:04" calcext:value-type="date">
            <text:p>03/08/21 15:59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Vicente Cordeiro dos Santos</text:p>
          </table:table-cell>
          <table:table-cell table:style-name="ce7" office:value-type="float" office:value="5981" calcext:value-type="float">
            <text:p>598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2:17:38" calcext:value-type="date">
            <text:p>04/08/21 12:1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ECRETARIA DE ESTADO DE INFRAESTRUTURA E OBRAS - SEINFRA</text:p>
          </table:table-cell>
          <table:table-cell table:style-name="ce7" office:value-type="float" office:value="5947" calcext:value-type="float">
            <text:p>594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2:25:26" calcext:value-type="date">
            <text:p>04/08/21 12:2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ROJETO EVANGELISTICO SAL &amp; LUZ CHURCH</text:p>
          </table:table-cell>
          <table:table-cell table:style-name="ce7" office:value-type="float" office:value="5807" calcext:value-type="float">
            <text:p>580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2:39:10" calcext:value-type="date">
            <text:p>04/08/21 12:3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ômulo luiz mendes</text:p>
          </table:table-cell>
          <table:table-cell table:style-name="ce7" office:value-type="float" office:value="6014" calcext:value-type="float">
            <text:p>601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2:45:07" calcext:value-type="date">
            <text:p>04/08/21 12:4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Rjmultiserv Comércio e Serviços Eirelli EPP</text:p>
          </table:table-cell>
          <table:table-cell table:style-name="ce7" office:value-type="float" office:value="6006" calcext:value-type="float">
            <text:p>600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5:54:33" calcext:value-type="date">
            <text:p>04/08/21 15:5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. M. S. LOCACOES &amp; TURISMO EIRELI</text:p>
          </table:table-cell>
          <table:table-cell table:style-name="ce7" office:value-type="float" office:value="6036" calcext:value-type="float">
            <text:p>603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6:42:08" calcext:value-type="date">
            <text:p>04/08/21 16:42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Humaniza Lab Ltda</text:p>
          </table:table-cell>
          <table:table-cell table:style-name="ce7" office:value-type="float" office:value="5884" calcext:value-type="float">
            <text:p>58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6:47:39" calcext:value-type="date">
            <text:p>04/08/21 16:4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lamo - Associacao de Assistencia e Beneficios Aos Motorista</text:p>
          </table:table-cell>
          <table:table-cell table:style-name="ce7" office:value-type="float" office:value="6023" calcext:value-type="float">
            <text:p>602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4T18:14:28" calcext:value-type="date">
            <text:p>04/08/21 18:14</text:p>
          </table:table-cell>
          <table:table-cell table:style-name="ce4" office:value-type="string" calcext:value-type="string">
            <text:p>Luiz</text:p>
          </table:table-cell>
          <table:table-cell table:style-name="ce6" office:value-type="string" calcext:value-type="string">
            <text:p>Clínica de Hemoterapia</text:p>
          </table:table-cell>
          <table:table-cell table:style-name="ce7" office:value-type="float" office:value="999" calcext:value-type="float">
            <text:p>99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5T09:18:46" calcext:value-type="date">
            <text:p>05/08/21 09:1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Fabiano Alves de Almeida Rocha</text:p>
          </table:table-cell>
          <table:table-cell table:style-name="ce7" office:value-type="float" office:value="6019" calcext:value-type="float">
            <text:p>60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5T09:53:57" calcext:value-type="date">
            <text:p>05/08/21 09:5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oberto Ratti <text:s/></text:p>
          </table:table-cell>
          <table:table-cell table:style-name="ce7" office:value-type="float" office:value="6038" calcext:value-type="float">
            <text:p>603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5T10:25:20" calcext:value-type="date">
            <text:p>05/08/21 10:2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ondomínio Acqua Residencial</text:p>
          </table:table-cell>
          <table:table-cell table:style-name="ce7" office:value-type="float" office:value="6018" calcext:value-type="float">
            <text:p>601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5T11:49:17" calcext:value-type="date">
            <text:p>05/08/21 11:4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na Marta Santos</text:p>
          </table:table-cell>
          <table:table-cell table:style-name="ce7" office:value-type="float" office:value="6024" calcext:value-type="float">
            <text:p>602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5T14:49:02" calcext:value-type="date">
            <text:p>05/08/21 14:49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Instituto Gnosis</text:p>
          </table:table-cell>
          <table:table-cell table:style-name="ce7" office:value-type="float" office:value="5861" calcext:value-type="float">
            <text:p>586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6T10:53:19" calcext:value-type="date">
            <text:p>06/08/21 10:53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BRAGA &amp; NOVAES LOCADORA DE VEICULOS E SERVICOS LTDA</text:p>
          </table:table-cell>
          <table:table-cell table:style-name="ce7" office:value-type="float" office:value="6041" calcext:value-type="float">
            <text:p>60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6T15:46:25" calcext:value-type="date">
            <text:p>06/08/21 15:46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ONSPIRACAO FILMES S.A.</text:p>
          </table:table-cell>
          <table:table-cell table:style-name="ce7" office:value-type="float" office:value="5948" calcext:value-type="float">
            <text:p>594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6T16:20:34" calcext:value-type="date">
            <text:p>06/08/21 16:2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Jmc Consultoria e Assessoria Imobiliaria LTDA</text:p>
          </table:table-cell>
          <table:table-cell table:style-name="ce7" office:value-type="float" office:value="6045" calcext:value-type="float">
            <text:p>60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9T11:22:07" calcext:value-type="date">
            <text:p>09/08/21 11:2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TOOPCLEAN LIMPEZA E CONSERVACAO LTDA</text:p>
          </table:table-cell>
          <table:table-cell table:style-name="ce7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9T16:10:14" calcext:value-type="date">
            <text:p>09/08/21 16:1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iemonte Holding de Participações S.A</text:p>
          </table:table-cell>
          <table:table-cell table:style-name="ce7" office:value-type="float" office:value="5298" calcext:value-type="float">
            <text:p>52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9T16:37:16" calcext:value-type="date">
            <text:p>09/08/21 16:3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oberta</text:p>
          </table:table-cell>
          <table:table-cell table:style-name="ce7" office:value-type="float" office:value="6062" calcext:value-type="float">
            <text:p>606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9T16:40:32" calcext:value-type="date">
            <text:p>09/08/21 16:40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PRIMEIRA IGREJA BATISTA DE SAPEZAL</text:p>
          </table:table-cell>
          <table:table-cell table:style-name="ce7" office:value-type="float" office:value="6061" calcext:value-type="float">
            <text:p>606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1:15:51" calcext:value-type="date">
            <text:p>10/08/21 11:1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SR INDUSTRIA DE ETIQUETAS E BOBINAS LTDA</text:p>
          </table:table-cell>
          <table:table-cell table:style-name="ce7" office:value-type="float" office:value="6011" calcext:value-type="float">
            <text:p>601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1:42:59" calcext:value-type="date">
            <text:p>10/08/21 11:4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afran Helicopter Engines Industria e Comercio do Brasil LTDA</text:p>
          </table:table-cell>
          <table:table-cell table:style-name="ce7" office:value-type="float" office:value="6022" calcext:value-type="float">
            <text:p>602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2:40:35" calcext:value-type="date">
            <text:p>10/08/21 12:40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Pro-Obras Engenharia LTDA</text:p>
          </table:table-cell>
          <table:table-cell table:style-name="ce7" office:value-type="float" office:value="6074" calcext:value-type="float">
            <text:p>607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3:16:51" calcext:value-type="date">
            <text:p>10/08/21 13:1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Palmeira Realizações em Tecnologia da Informação Ltda</text:p>
          </table:table-cell>
          <table:table-cell table:style-name="ce7" office:value-type="float" office:value="6031" calcext:value-type="float">
            <text:p>603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4:53:13" calcext:value-type="date">
            <text:p>10/08/21 14:5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Drogaria Lameiro de Iguacu</text:p>
          </table:table-cell>
          <table:table-cell table:style-name="ce7" office:value-type="float" office:value="6046" calcext:value-type="float">
            <text:p>604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5:18:41" calcext:value-type="date">
            <text:p>10/08/21 15:18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IGREJA TABERNACULO EVANGELICO DE JESUS</text:p>
          </table:table-cell>
          <table:table-cell table:style-name="ce7" office:value-type="float" office:value="5928" calcext:value-type="float">
            <text:p>592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5:32:54" calcext:value-type="date">
            <text:p>10/08/21 15:32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ro-Obras Engenharia LTDA</text:p>
          </table:table-cell>
          <table:table-cell table:style-name="ce7" office:value-type="float" office:value="6084" calcext:value-type="float">
            <text:p>60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5:51:27" calcext:value-type="date">
            <text:p>10/08/21 15:5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Rio de Janeiro Cartorio 16 Oficio de Notas</text:p>
          </table:table-cell>
          <table:table-cell table:style-name="ce7" office:value-type="float" office:value="5988" calcext:value-type="float">
            <text:p>598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5:59:00" calcext:value-type="date">
            <text:p>10/08/21 15:5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Prefeitura Municipal de Nova Iguaçu</text:p>
          </table:table-cell>
          <table:table-cell table:style-name="ce7" office:value-type="float" office:value="6085" calcext:value-type="float">
            <text:p>608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7:59:58" calcext:value-type="date">
            <text:p>10/08/21 17:59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GCI INVESTIMENTOS LTDA</text:p>
          </table:table-cell>
          <table:table-cell table:style-name="ce7" office:value-type="float" office:value="6035" calcext:value-type="float">
            <text:p>603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0T18:06:08" calcext:value-type="date">
            <text:p>10/08/21 18:06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Centro de Integracao Empresa Escola Cie e</text:p>
          </table:table-cell>
          <table:table-cell table:style-name="ce7" office:value-type="float" office:value="6025" calcext:value-type="float">
            <text:p>60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09:21:06" calcext:value-type="date">
            <text:p>11/08/21 09:21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Transmagno Transportes Rodoviarios LTDA</text:p>
          </table:table-cell>
          <table:table-cell table:style-name="ce7" office:value-type="float" office:value="6051" calcext:value-type="float">
            <text:p>605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1:41:23" calcext:value-type="date">
            <text:p>11/08/21 11:4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Crezo Medeiros Costa Junior</text:p>
          </table:table-cell>
          <table:table-cell table:style-name="ce7" office:value-type="float" office:value="6081" calcext:value-type="float">
            <text:p>608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1:43:22" calcext:value-type="date">
            <text:p>11/08/21 11:4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ecor Paper Design Comercio e Servicos de Decoracao LTDA</text:p>
          </table:table-cell>
          <table:table-cell table:style-name="ce7" office:value-type="float" office:value="5965" calcext:value-type="float">
            <text:p>59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1T11:45:25" calcext:value-type="date">
            <text:p>11/08/21 11:4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oberta</text:p>
          </table:table-cell>
          <table:table-cell table:style-name="ce7" office:value-type="float" office:value="6062" calcext:value-type="float">
            <text:p>606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0:53:35" calcext:value-type="date">
            <text:p>12/08/21 10:5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ENGENATURE CONSTRUCOES CIVIL LTDA</text:p>
          </table:table-cell>
          <table:table-cell table:style-name="ce7" office:value-type="float" office:value="6073" calcext:value-type="float">
            <text:p>60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1:31:11" calcext:value-type="date">
            <text:p>12/08/21 11:3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CONDOMINIO SPLENDIDO RESIDENCIAL</text:p>
          </table:table-cell>
          <table:table-cell table:style-name="ce7" office:value-type="float" office:value="6089" calcext:value-type="float">
            <text:p>60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1:41:44" calcext:value-type="date">
            <text:p>12/08/21 11:4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NDUSTRIA QUIMICA SANTO ANTONIO S/A</text:p>
          </table:table-cell>
          <table:table-cell table:style-name="ce7" office:value-type="float" office:value="5201" calcext:value-type="float">
            <text:p>52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1:58:32" calcext:value-type="date">
            <text:p>12/08/21 11:58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INISTERIO PROJETO RECOMECAR</text:p>
          </table:table-cell>
          <table:table-cell table:style-name="ce7" office:value-type="float" office:value="6096" calcext:value-type="float">
            <text:p>609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3:15:00" calcext:value-type="date">
            <text:p>12/08/21 13:15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nvicta Imobiliaria LTDA</text:p>
          </table:table-cell>
          <table:table-cell table:style-name="ce7" office:value-type="float" office:value="6098" calcext:value-type="float">
            <text:p>60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4:21:08" calcext:value-type="date">
            <text:p>12/08/21 14:2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FEIRAO DE MALHAS V.W.S. ALUGUEL DE BOX LTDA</text:p>
          </table:table-cell>
          <table:table-cell table:style-name="ce7" office:value-type="float" office:value="6066" calcext:value-type="float">
            <text:p>606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5:47:51" calcext:value-type="date">
            <text:p>12/08/21 15:47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<text:s/>Souzacred Assessoria e Consultoria Financeira LTDA</text:p>
          </table:table-cell>
          <table:table-cell table:style-name="ce7" office:value-type="float" office:value="6108" calcext:value-type="float">
            <text:p>610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5:54:45" calcext:value-type="date">
            <text:p>12/08/21 15:54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Ace Adventure Eventos Ltda. – Me</text:p>
          </table:table-cell>
          <table:table-cell table:style-name="ce7" office:value-type="float" office:value="5178" calcext:value-type="float">
            <text:p>517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17:31:59" calcext:value-type="date">
            <text:p>12/08/21 17:31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Sola Construtora Scopo Empreendimentos LTDA</text:p>
          </table:table-cell>
          <table:table-cell table:style-name="ce7" office:value-type="float" office:value="6113" calcext:value-type="float">
            <text:p>611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3T10:18:01" calcext:value-type="date">
            <text:p>13/08/21 10:18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PREMAG SISTEMA DE CONSTRUCOES LTDA</text:p>
          </table:table-cell>
          <table:table-cell table:style-name="ce7" office:value-type="float" office:value="6092" calcext:value-type="float">
            <text:p>609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3T13:58:06" calcext:value-type="date">
            <text:p>13/08/21 13:58</text:p>
          </table:table-cell>
          <table:table-cell table:style-name="ce4" office:value-type="string" calcext:value-type="string">
            <text:p>Luiz</text:p>
          </table:table-cell>
          <table:table-cell table:style-name="ce6" office:value-type="string" calcext:value-type="string">
            <text:p>Nova Net</text:p>
          </table:table-cell>
          <table:table-cell table:style-name="ce7" office:value-type="float" office:value="6111" calcext:value-type="float">
            <text:p>611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3T13:59:41" calcext:value-type="date">
            <text:p>13/08/21 13:59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INKB COMERCIO E SERVCOS LTDA</text:p>
          </table:table-cell>
          <table:table-cell table:style-name="ce7" office:value-type="float" office:value="6032" calcext:value-type="float">
            <text:p>603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3T14:03:32" calcext:value-type="date">
            <text:p>13/08/21 14:0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INKB COMERCIO E SERVCOS LTDA</text:p>
          </table:table-cell>
          <table:table-cell table:style-name="ce7" office:value-type="float" office:value="6087" calcext:value-type="float">
            <text:p>60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3T14:07:23" calcext:value-type="date">
            <text:p>13/08/21 14:0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LINKB COMERCIO E SERVCOS LTDA</text:p>
          </table:table-cell>
          <table:table-cell table:style-name="ce7" office:value-type="float" office:value="6099" calcext:value-type="float">
            <text:p>609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6T11:25:18" calcext:value-type="date">
            <text:p>16/08/21 11:2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Eloar Comunicacao Lucas Albuquerque Teixeira</text:p>
          </table:table-cell>
          <table:table-cell table:style-name="ce7" office:value-type="float" office:value="6125" calcext:value-type="float">
            <text:p>61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6T11:35:11" calcext:value-type="date">
            <text:p>16/08/21 11:35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SELT ENGENHARIA LTDA</text:p>
          </table:table-cell>
          <table:table-cell table:style-name="ce7" office:value-type="float" office:value="6001" calcext:value-type="float">
            <text:p>60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6T11:51:45" calcext:value-type="date">
            <text:p>16/08/21 11:51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osineia Marques</text:p>
          </table:table-cell>
          <table:table-cell table:style-name="ce7" office:value-type="float" office:value="6128" calcext:value-type="float">
            <text:p>612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6T13:10:03" calcext:value-type="date">
            <text:p>16/08/21 13:10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Marlon caldas dos santos</text:p>
          </table:table-cell>
          <table:table-cell table:style-name="ce7" office:value-type="float" office:value="6121" calcext:value-type="float">
            <text:p>612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6T13:39:35" calcext:value-type="date">
            <text:p>16/08/21 13:39</text:p>
          </table:table-cell>
          <table:table-cell table:style-name="ce4" office:value-type="string" calcext:value-type="string">
            <text:p>Thais</text:p>
          </table:table-cell>
          <table:table-cell table:style-name="ce6" office:value-type="string" calcext:value-type="string">
            <text:p>Nilton Paiva de Carvalho Junior</text:p>
          </table:table-cell>
          <table:table-cell table:style-name="ce7" office:value-type="float" office:value="6052" calcext:value-type="float">
            <text:p>605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6T16:07:16" calcext:value-type="date">
            <text:p>16/08/21 16:07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Ag Leste Materiais Outlet Gabriela Machado Vaz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7T14:25:58" calcext:value-type="date">
            <text:p>17/08/21 14:25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OYAL CONSULTORIA</text:p>
          </table:table-cell>
          <table:table-cell table:style-name="ce7" office:value-type="float" office:value="6135" calcext:value-type="float">
            <text:p>613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3:42:07" calcext:value-type="date">
            <text:p>18/08/21 13:42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BALAIO EVENTOS LTDA</text:p>
          </table:table-cell>
          <table:table-cell table:style-name="ce7" office:value-type="float" office:value="6144" calcext:value-type="float">
            <text:p>614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3:47:49" calcext:value-type="date">
            <text:p>18/08/21 13:4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Alves Empreendimento</text:p>
          </table:table-cell>
          <table:table-cell table:style-name="ce7" office:value-type="float" office:value="6118" calcext:value-type="float">
            <text:p>611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3:53:04" calcext:value-type="date">
            <text:p>18/08/21 13:53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Rtz Comunicacao Ltda</text:p>
          </table:table-cell>
          <table:table-cell table:style-name="ce7" office:value-type="float" office:value="6145" calcext:value-type="float">
            <text:p>61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5:43:34" calcext:value-type="date">
            <text:p>18/08/21 15:4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DL SERVICOS GRAFICOS EIRELI</text:p>
          </table:table-cell>
          <table:table-cell table:style-name="ce7" office:value-type="float" office:value="6156" calcext:value-type="float">
            <text:p>615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5:48:21" calcext:value-type="date">
            <text:p>18/08/21 15:48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<text:s/>Heart Saude Distribuidora e Atacadista de Produtos Hospitala</text:p>
          </table:table-cell>
          <table:table-cell table:style-name="ce7" office:value-type="float" office:value="6157" calcext:value-type="float">
            <text:p>615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6:10:08" calcext:value-type="date">
            <text:p>18/08/21 16:10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MG ECCARD LTDA</text:p>
          </table:table-cell>
          <table:table-cell table:style-name="ce7" office:value-type="float" office:value="5410" calcext:value-type="float">
            <text:p>541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6:27:33" calcext:value-type="date">
            <text:p>18/08/21 16:27</text:p>
          </table:table-cell>
          <table:table-cell table:style-name="ce4" office:value-type="string" calcext:value-type="string">
            <text:p>Tiago</text:p>
          </table:table-cell>
          <table:table-cell table:style-name="ce6" office:value-type="string" calcext:value-type="string">
            <text:p>Anderson Silva de Souza</text:p>
          </table:table-cell>
          <table:table-cell table:style-name="ce7" office:value-type="float" office:value="6159" calcext:value-type="float">
            <text:p>615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8T17:53:53" calcext:value-type="date">
            <text:p>18/08/21 17:53</text:p>
          </table:table-cell>
          <table:table-cell table:style-name="ce4" office:value-type="string" calcext:value-type="string">
            <text:p>Lucas</text:p>
          </table:table-cell>
          <table:table-cell table:style-name="ce6" office:value-type="string" calcext:value-type="string">
            <text:p>Instituto de Educacao Recanto de Davi S/C Ltda</text:p>
          </table:table-cell>
          <table:table-cell table:style-name="ce7" office:value-type="float" office:value="6138" calcext:value-type="float">
            <text:p>6138</text:p>
          </table:table-cell>
          <table:table-cell table:number-columns-repeated="1017"/>
        </table:table-row>
        <table:table-row table:style-name="ro1" table:number-rows-repeated="104825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print-date>2021-08-19T08:05:06.256000000</meta:print-date>
    <dc:date>2021-08-19T08:11:56.248000000</dc:date>
    <meta:editing-duration>PT8M21S</meta:editing-duration>
    <meta:editing-cycles>1</meta:editing-cycles>
    <meta:document-statistic meta:table-count="1" meta:cell-count="1280" meta:object-count="0"/>
    <meta:generator>LibreOffice/7.1.5.2$Windows_X86_64 LibreOffice_project/85f04e9f809797b8199d13c421bd8a2b025d52b5</meta:generator>
  </office:meta>
</office:document-meta>
</file>